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LabelExtensionHandler.TobagoLabel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bagoLabelExtensionHandler.createMetaRuleset( Class a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bagoLabelExtensionHandler.onComponentCreated( FaceletContext faceletContext , UIComponent panel , UIComponen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bagoLabelExtensionHandler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LabelExtensionHandler.applyNextHandler( FaceletContext ctx , UIComponent pan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bagoLabelExtensionHandler.getColumns( String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LabelExtensionHandler.checkForAlreadyCreated( UIComponent panel , String u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bagoLabelExtensionHandler.addLabel( FaceletContext faceletContext , UIComponent panel , UIViewRoot roo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obagoLabelExtensionHandler.addGridLayout( FaceletContext faceletContext , UIComponent panel , UIViewRoo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